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b295" officeooo:paragraph-rsid="0015b295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b295" officeooo:paragraph-rsid="0015b29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5b295" officeooo:paragraph-rsid="0015b295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5b295" officeooo:paragraph-rsid="0015b29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869a99" officeooo:paragraph-rsid="0015b29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fo:font-weight="bold" officeooo:rsid="00869a99" officeooo:paragraph-rsid="0091553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bold" officeooo:rsid="0091ce94" officeooo:paragraph-rsid="0091ce94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8e05a4"/>
    </style:style>
    <style:style style:name="T3" style:family="text">
      <style:text-properties officeooo:rsid="008e25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 512 – Assignment <text:span text:style-name="T2">7</text:span></text:p>
      <text:p text:style-name="P1"/>
      <text:p text:style-name="P3">Vignesh M. Pagadala</text:p>
      <text:p text:style-name="P1"><text:a xlink:type="simple" xlink:href="mailto:Vignesh.Pagadala@ColoState.Edu" text:style-name="Internet_20_link" text:visited-style-name="Visited_20_Internet_20_Link"><text:span text:style-name="T1">Vignesh.Pagadala@ColoState.Edu</text:span></text:a></text:p>
      <text:p text:style-name="P3"/>
      <text:p text:style-name="P3"><text:span text:style-name="T3">Apr</text:span> <text:span text:style-name="T3">8</text:span>, 2019</text:p>
      <text:p text:style-name="P4"/>
      <text:p text:style-name="P5">1. </text:p>
      <text:p text:style-name="P5"/>
      <text:p text:style-name="P5">A. Create a table of summary statistics including sample size, mean and standard deviation for each sex, species combination. Then construct an interaction plot. For consistency, please put sex on the X axis. Include both the summary table and interaction plot in your assignment. (4 pts)</text:p>
      <text:p text:style-name="P5"/>
      <text:p text:style-name="P7">ANSWER:</text:p>
      <text:p text:style-name="P5"/>
      <text:p text:style-name="P5">B. Construct the Type3 ANOVA table.</text:p>
      <text:p text:style-name="P5"/>
      <text:p text:style-name="P7">ANSWER:</text:p>
      <text:p text:style-name="P5"/>
      <text:p text:style-name="P5">C. Use emmeans to calculate (Tukey adjusted) pairwise comparisons for all four groups.</text:p>
      <text:p text:style-name="P6"/>
      <text:p text:style-name="P7">ANSWER:</text:p>
      <text:p text:style-name="P7"/>
      <text:p text:style-name="P5">D. Construct the Type3 ANOVA table.</text:p>
      <text:p text:style-name="P5"/>
      <text:p text:style-name="P7">ANSWER:</text:p>
      <text:p text:style-name="P7"/>
      <text:p text:style-name="P5">E. Use emmeans( , pairwise ~ sex:species) to calculate (Tukey adjusted) pairwise</text:p>
      <text:p text:style-name="P5">comparisons for all four groups.</text:p>
      <text:p text:style-name="P5"/>
      <text:p text:style-name="P7">ANSWER:</text:p>
      <text:p text:style-name="P7"/>
      <text:p text:style-name="P5">F. Use emmeans( , pairwise ~ species) to calculate the pairwise comparison</text:p>
      <text:p text:style-name="P5">corresponding to the main effect of species. Note that the p-value from this comparison should match the F-test corresponding to species from the ANOVA table from part (D).</text:p>
      <text:p text:style-name="P5"/>
      <text:p text:style-name="P7">ANSWER:</text:p>
      <text:p text:style-name="P7"/>
      <text:p text:style-name="P5"/>
      <text:p text:style-name="P5"/>
      <text:p text:style-name="P5"/>
      <text:p text:style-name="P5"/>
      <text:p text:style-name="P5"/>
      <text:p text:style-name="P5"><text:soft-page-break/>G. Consider the output from the two previous questions. From part (E), for the “m,1 – m,2” comparison you should have found an estimate = 2.67, p-value = 0.0857. From part (F), for the “1 - 2” comparison you should have found an estimate = 2.01, p-value = 0.0154. Briefly explain why we find a smaller p-value for the “1 - 2” comparison even though the estimated difference is smaller.</text:p>
      <text:p text:style-name="P5"/>
      <text:p text:style-name="P7">ANSWER:</text:p>
      <text:p text:style-name="P7"/>
      <text:p text:style-name="P5">2.</text:p>
      <text:p text:style-name="P5"/>
      <text:p text:style-name="P5">A. Describe the blocking and treatment structure.</text:p>
      <text:p text:style-name="P5"/>
      <text:p text:style-name="P7">ANSWER:</text:p>
      <text:p text:style-name="P7"/>
      <text:p text:style-name="P5">B. Create a table of summary statistics including sample size, mean and standard deviation for each Treatment*Concentration combination. Then construct an interaction plot. For consistency, please put Treatment on the X axis. Include both the summary table and interaction plot in your assignment. (4 pts)</text:p>
      <text:p text:style-name="P5"/>
      <text:p text:style-name="P7">ANSWER:</text:p>
      <text:p text:style-name="P7"/>
      <text:p text:style-name="P5">C. Considering your answer to part A, fit an appropriate model and include the Type 3 ANOVA table in your assignment. (You might considered checking diagnostics plot as a matter of habit even though they are not requested here). (4 pts)</text:p>
      <text:p text:style-name="P5"/>
      <text:p text:style-name="P7">ANSWER:</text:p>
      <text:p text:style-name="P7"/>
      <text:p text:style-name="P5">D. Discuss the value of the blocking for this data. Justify your response with appropriate test- statistic(s) and p-value(s).</text:p>
      <text:p text:style-name="P5"/>
      <text:p text:style-name="P7">ANSWER:</text:p>
      <text:p text:style-name="P7"/>
      <text:p text:style-name="P5">E. Compare mean response for High vs Low Concentration separately for each Treatment.</text:p>
      <text:p text:style-name="P5">This can be done using emmeans. Include the “emmeans contrasts” output in your assignment, but also (briefly) summarize your findings. (4 pts)</text:p>
      <text:p text:style-name="P5"/>
      <text:p text:style-name="P7">ANSWER:</text:p>
      <text:p text:style-name="P7"/>
      <text:p text:style-name="P5">F. Compare mean responses between the 3 Treatments for Concentration = Low. (default</text:p>
      <text:p text:style-name="P5">Tukey adjustment is fine). Include these “emmeans contrasts” output in your assignment, but also (briefly) summarize your findings. (4 pts)</text:p>
      <text:p text:style-name="P7"/>
      <text:p text:style-name="P7">ANSW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31:19.746384808</meta:creation-date>
    <dc:date>2019-04-08T23:52:57.915839688</dc:date>
    <meta:editing-duration>PT17H19M13S</meta:editing-duration>
    <meta:editing-cycles>106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403" meta:character-count="2531" meta:non-whitespace-character-count="2161"/>
  </office:meta>
</office:document-meta>
</file>